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08">
      <style:table-cell-properties fo:border="none"/>
    </style:style>
    <style:style style:name="ce16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9"/>
        <table:table-column table:style-name="co1" table:number-columns-repeated="4" table:default-cell-style-name="ce6"/>
        <table:table-column table:style-name="co1" table:default-cell-style-name="ce9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table:style-name="Default" table:number-columns-repeated="4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BOM Maker's Friend MF05 3D-Printer, UniProKit UPKlib V2.06</text:p>
          </table:table-cell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 table:number-rows-repeated="3">
          <table:table-cell table:style-name="ce1"/>
          <table:table-cell table:style-name="Default" table:number-columns-repeated="3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8" office:value-type="string" calcext:value-type="string">
            <text:p>pcs.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8" office:value-type="string" calcext:value-type="string">
            <text:p>Pos</text:p>
          </table:table-cell>
          <table:table-cell table:style-name="ce12" office:value-type="string" calcext:value-type="string">
            <text:p>Supplier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tslot4</text:p>
          </table:table-cell>
          <table:table-cell table:number-columns-repeated="2"/>
          <table:table-cell office:value-type="float" office:value="17092201" calcext:value-type="float">
            <text:p>17092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-Slot Nut 6, 40x20x20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framepart for tensio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6</text:p>
          </table:table-cell>
          <table:table-cell table:number-columns-repeated="2"/>
          <table:table-cell office:value-type="float" office:value="17092202" calcext:value-type="float">
            <text:p>17092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-Slot Nut 6, 60x20x20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stance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8</text:p>
          </table:table-cell>
          <table:table-cell table:number-columns-repeated="2"/>
          <table:table-cell office:value-type="float" office:value="17092209" calcext:value-type="float">
            <text:p>17092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80x20x20m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stanc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7"/>
          <table:table-cell office:value-type="string" calcext:value-type="string">
            <text:p>frame-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8con</text:p>
          </table:table-cell>
          <table:table-cell table:number-columns-repeated="2"/>
          <table:table-cell office:value-type="float" office:value="17092220" calcext:value-type="float">
            <text:p>1709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48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con_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ramepart y-di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t48con_dou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ramepart x-directio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14" office:value-type="string" calcext:value-type="string">
            <text:p>Screws for display- and spool-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mm, M6 ISO 738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out foot to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0</text:p>
          </table:table-cell>
          <table:table-cell table:number-columns-repeated="2"/>
          <table:table-cell office:value-type="float" office:value="17092306" calcext:value-type="float">
            <text:p>17092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mm, M6 ISO 73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ount tslo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mm, M6 DIN 79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onnect z-frame with y-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ount some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washer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" office:value-type="string" calcext:value-type="string">
            <text:p>Washer for display- and spool-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ount z-floating-bear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x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crews for mout limitswitch to hold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m2.5x12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2.5 x 12 woodscrew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ount stepp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6c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ount mainboard on 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Default"/>
          <table:table-cell/>
          <table:table-cell office:value-type="string" calcext:value-type="string">
            <text:p>mount adapter on mgn12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10cy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ount stepper to 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3x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ole for bel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hammermutter_m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m4x6lockscre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for coupling-5-8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m4x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crews for electronics-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crews for mount z-switchholder to tslo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mount Sc8uu-Adapter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12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14cy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crew for sk8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x3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4x30co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ount heatbed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M4n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for extruder mounting</text:p>
          </table:table-cell>
          <table:table-cell table:style-name="ce16"/>
          <table:table-cell table:style-name="ce1"/>
        </table:table-row>
        <table:table-row table:style-name="ro1">
          <table:table-cell table:style-name="ce4" office:value-type="string" calcext:value-type="string">
            <text:p>hammermutter-m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/>
          <table:table-cell table:style-name="ce15" office:value-type="string" calcext:value-type="string">
            <text:p>hammer-nut for m4x6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mount belt on carriage</text:p>
          </table:table-cell>
          <table:table-cell table:style-name="ce16"/>
          <table:table-cell table:style-name="ce1"/>
        </table:table-row>
        <table:table-row table:style-name="ro1">
          <table:table-cell table:number-columns-repeated="4"/>
          <table:table-cell table:style-name="ce6"/>
          <table:table-cell table:number-columns-repeated="8"/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angle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mount z-top-hold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onnect distancer to frame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onnect tslot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flatplate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arriage part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co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tabilizes fram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a-connecto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mount z-fram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endcap1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endcap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ableho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hose for collecting/binding cables, 300 cm, for 48 75 90 64 and 20 cm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ablebinder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ablebinder 10x10, 6x15, 6x20cm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locks z-shaft top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nema17-40co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z-stepper-motor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ft8x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z-shaft for lm8uu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slider axis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coupling-5-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couples stepper 5 with thread 8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z-thread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6-bel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y-belt, 90cm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Gt2-20-6-m5-pulle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lley, 20 teeth, 5mm, gt2-6-bel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holder for shaf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lm8uu block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linear bearing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SC8UU Adapter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trapezoidal_nu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drive nut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rail-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Rail, mgn12, 400 mmm</text:p>
          </table:table-cell>
          <table:table-cell table:style-name="ce16"/>
          <table:table-cell table:style-name="ce1"/>
        </table:table-row>
        <table:table-row table:style-name="ro1">
          <table:table-cell office:value-type="string" calcext:value-type="string">
            <text:p>mgn12h-blo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lock, mgn12</text:p>
          </table:table-cell>
          <table:table-cell table:style-name="ce16"/>
          <table:table-cell table:style-name="ce1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7"/>
          <table:table-cell table:style-name="ce16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Accessoriess</text:p>
          </table:table-cell>
          <table:table-cell table:number-columns-repeated="11"/>
          <table:table-cell table:style-name="ce15" table:number-columns-repeated="2"/>
          <table:table-cell table:style-name="ce14"/>
        </table:table-row>
        <table:table-row table:style-name="ro1">
          <table:table-cell table:style-name="ce4" office:value-type="string" calcext:value-type="string">
            <text:p>PLA-Samp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ück Filament zum testen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D-Displa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CD-Display im Metall-Gehäus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_220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30V-AC Netzkabe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ol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ament Spooler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la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LCD-Displa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LCD-Display and Spool Holder and plugin cable_220v for 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ltrabase3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reality Ultrabase glasplate, 310x310mm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tbed-clips-smal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lips for mounting glasplate on heatbe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splate3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asplate 300x300mm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lectronics-box</text:p>
          </table:table-cell>
          <table:table-cell table:number-columns-repeated="3"/>
          <table:table-cell table:style-name="ce6"/>
          <table:table-cell table:number-columns-repeated="8"/>
          <table:table-cell table:style-name="ce15"/>
          <table:table-cell table:style-name="ce14"/>
        </table:table-row>
        <table:table-row table:style-name="ro1">
          <table:table-cell table:style-name="ce4" office:value-type="string" calcext:value-type="string">
            <text:p>electronics-cov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housing for mainboar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3"/>
          <table:table-cell table:style-name="ce15"/>
          <table:table-cell table:style-name="ce14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Displa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display-10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fostensteckerkabel f. LCD-Display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Z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z-motor-4po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Z1 and Z2 stepper motor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z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Z-switch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x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-cabl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table:style-name="ce4" office:value-type="string" calcext:value-type="string">
            <text:p>y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 stepper moto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y-switch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X-switch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2" office:value-type="string" calcext:value-type="string">
            <text:p>Extruder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fan-cab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able for Fan1 and Fan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motor-4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extruder stepper motor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thermistor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temp-sensor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nozzle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nozzle heater cartridge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Heatbed-cables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h-6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ble for h-power and h-tempsensor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Connect Powersupp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24V1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24V 15 A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-plugswitc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inswitch and Main-AC-Power-Plug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ps-cabl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-mainboard-2po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wersupply to mainboar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Switches</text:p>
          </table:table-cell>
          <table:table-cell table:number-columns-repeated="3"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limitswitch-2po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mple limitswitches for x, y, z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z-limitswitch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switch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y-limitswitch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ainboard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anetboard1.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ainboard, 24V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s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untplate for mainboar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Powersupply-hol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wersuplly-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lder for powersupply (modifiziert)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floating-bear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-top holder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x-ax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nze_x_achse_qu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ss noch ausgearbeitet werden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z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-bottom-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eft z-bottom-holder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bottom-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ight z-bottom-holder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atbed300_276_20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300mm with hole-edge-distances 12 and 45.5 mm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level-knob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just heatbed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_8x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stance-spring for heatbed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left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mount1d_righ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edmount right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be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assembly)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-steppermo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ma17holder6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epper holder, 6mm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6"/>
          <table:table-cell table:number-columns-repeated="10"/>
        </table:table-row>
        <table:table-row table:style-name="ro1">
          <table:table-cell table:style-name="ce2" office:value-type="string" calcext:value-type="string">
            <text:p>machine-fe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ot-35x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chine-foot, h 24 dia 35 depth 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-38x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achine-foot, h 25 dia 38 depth 1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Extru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ruder_adap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truder adapter to mount on mgn1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idl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idl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idler, z-carriage-right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t-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elt-tensioner (complete)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Mount stepp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f_stepper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-stepper, z-carriage-left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0" table:formula="of:=SUM([.E9:.E166])" office:value-type="float" office:value="804" calcext:value-type="float">
            <text:p>804</text:p>
          </table:table-cell>
          <table:table-cell table:style-name="Default" table:number-columns-repeated="4"/>
          <table:table-cell table:style-name="ce7"/>
          <table:table-cell table:style-name="Default"/>
          <table:table-cell table:number-columns-repeated="4"/>
        </table:table-row>
        <table:table-row table:style-name="ro1" table:number-rows-repeated="42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9"/>
          <table:table-cell table:style-name="ce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00.00.0000</text:date>, <text:time style:data-style-name="N2" text:time-value="10:35:25.4283695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9-16T11:33:07.334721782</dc:date>
    <dc:creator>os </dc:creator>
    <meta:editing-duration>P5DT15H14M46S</meta:editing-duration>
    <meta:editing-cycles>561</meta:editing-cycles>
    <meta:generator>LibreOffice/5.2.7.2$Linux_X86_64 LibreOffice_project/20m0$Build-2</meta:generator>
    <meta:printed-by>os </meta:printed-by>
    <meta:print-date>2021-05-05T22:23:38.374157365</meta:print-date>
    <meta:document-statistic meta:table-count="1" meta:cell-count="473" meta:object-count="0"/>
  </office:meta>
</office:document-meta>
</file>